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1b697" officeooo:paragraph-rsid="0011b69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1b697" officeooo:paragraph-rsid="0011b69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1b697" officeooo:paragraph-rsid="00145ce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b697" officeooo:paragraph-rsid="00145ce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6cf14" officeooo:paragraph-rsid="0016cf1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45ce4" officeooo:paragraph-rsid="00145ce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45ce4" officeooo:paragraph-rsid="0016cf14" style:font-size-asian="10.5pt" style:font-size-complex="12pt"/>
    </style:style>
    <style:style style:name="T1" style:family="text">
      <style:text-properties officeooo:rsid="0012b3bb"/>
    </style:style>
    <style:style style:name="T2" style:family="text">
      <style:text-properties officeooo:rsid="00176e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élioration de poste</text:p>
      <text:p text:style-name="P2"/>
      <text:p text:style-name="P3">Ma zone de travail est mal équipée concernant l’aspiration du nuage de lubrification crée par les machines lors des phases de perçage.</text:p>
      <text:p text:style-name="P7">Les boyaux d’aspiration les plus proches sont utilisés par la zone Case De Train.</text:p>
      <text:p text:style-name="P7"/>
      <text:p text:style-name="P5">Cela salit à tort la zone et complique le nettoyage et peut mettre en danger les opérateurs si ils respirent l<text:span text:style-name="T2">a lubrification en suspension.</text:span></text:p>
      <text:p text:style-name="P6"/>
      <text:p text:style-name="P3">Je peux me munir de masques pour me protéger mais ce n’est pas une solution durable.</text:p>
      <text:p text:style-name="P2"/>
      <text:p text:style-name="P2">Je propose l’ajout d’un système d’aspiration supplémentaire dédié à la zone Keel Beam, constitué de gros boyaux d’aspiration, permettant d’évacuer au mieux les vapeurs d’huile etc.</text:p>
      <text:p text:style-name="P2"/>
      <text:p text:style-name="P2">En mettant en place ce système, mon environnement de travail <text:span text:style-name="T1">est</text:span> plus sain et prop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14:07.761170708</meta:creation-date>
    <dc:date>2017-11-01T00:05:18.881813167</dc:date>
    <meta:editing-duration>PT12M7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1" meta:paragraph-count="7" meta:word-count="120" meta:character-count="725" meta:non-whitespace-character-count="612"/>
  </office:meta>
</office:document-meta>
</file>